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fc8" officeooo:paragraph-rsid="00034fc8"/>
    </style:style>
    <style:style style:name="P2" style:family="paragraph" style:parent-style-name="Standard">
      <style:text-properties officeooo:rsid="00047c8c" officeooo:paragraph-rsid="00047c8c"/>
    </style:style>
    <style:style style:name="P3" style:family="paragraph" style:parent-style-name="Standard">
      <style:text-properties officeooo:rsid="00047c8c" officeooo:paragraph-rsid="000d03ed"/>
    </style:style>
    <style:style style:name="P4" style:family="paragraph" style:parent-style-name="Standard">
      <style:text-properties officeooo:rsid="000d03ed" officeooo:paragraph-rsid="000d03ed"/>
    </style:style>
    <style:style style:name="P5" style:family="paragraph" style:parent-style-name="Standard">
      <style:text-properties officeooo:paragraph-rsid="00047c8c"/>
    </style:style>
    <style:style style:name="P6" style:family="paragraph" style:parent-style-name="Standard">
      <style:text-properties officeooo:rsid="00144937" officeooo:paragraph-rsid="00159e65"/>
    </style:style>
    <style:style style:name="P7" style:family="paragraph" style:parent-style-name="Standard">
      <style:text-properties style:text-underline-style="solid" style:text-underline-width="auto" style:text-underline-color="font-color" officeooo:rsid="00167c31" officeooo:paragraph-rsid="00167c31"/>
    </style:style>
    <style:style style:name="P8" style:family="paragraph" style:parent-style-name="Standard">
      <style:text-properties fo:color="#c9211e" fo:font-style="normal" style:text-underline-style="solid" style:text-underline-width="auto" style:text-underline-color="font-color" fo:font-weight="bold" officeooo:rsid="00144937" officeooo:paragraph-rsid="00144937" style:font-style-asian="normal" style:font-weight-asian="bold" style:font-style-complex="normal" style:font-weight-complex="bold"/>
    </style:style>
    <style:style style:name="P9" style:family="paragraph" style:parent-style-name="Standard">
      <style:text-properties fo:color="#c9211e" style:text-underline-style="solid" style:text-underline-width="auto" style:text-underline-color="font-color" fo:font-weight="bold" officeooo:rsid="001c3b46" officeooo:paragraph-rsid="001c3b46" style:font-weight-asian="bold" style:font-weight-complex="bold"/>
    </style:style>
    <style:style style:name="P10" style:family="paragraph" style:parent-style-name="Standard">
      <style:text-properties fo:color="#c9211e" style:text-underline-style="solid" style:text-underline-width="auto" style:text-underline-color="font-color" fo:font-weight="bold" officeooo:rsid="00034fc8" officeooo:paragraph-rsid="00034fc8" style:font-weight-asian="bold" style:font-weight-complex="bold"/>
    </style:style>
    <style:style style:name="P11" style:family="paragraph" style:parent-style-name="Standard" style:list-style-name="L1">
      <style:text-properties officeooo:rsid="00034fc8" officeooo:paragraph-rsid="00034fc8"/>
    </style:style>
    <style:style style:name="P12" style:family="paragraph" style:parent-style-name="Standard" style:list-style-name="L2">
      <style:text-properties officeooo:rsid="00034fc8" officeooo:paragraph-rsid="00034fc8"/>
    </style:style>
    <style:style style:name="P13" style:family="paragraph" style:parent-style-name="Standard" style:list-style-name="L3">
      <style:text-properties officeooo:rsid="00034fc8" officeooo:paragraph-rsid="000d03ed"/>
    </style:style>
    <style:style style:name="P14" style:family="paragraph" style:parent-style-name="Standard" style:list-style-name="L1">
      <style:text-properties officeooo:rsid="0010dcf4" officeooo:paragraph-rsid="0010dcf4"/>
    </style:style>
    <style:style style:name="P15" style:family="paragraph" style:parent-style-name="Standard" style:list-style-name="L2">
      <style:text-properties officeooo:rsid="0010dcf4" officeooo:paragraph-rsid="0010dcf4"/>
    </style:style>
    <style:style style:name="P16" style:family="paragraph" style:parent-style-name="Standard" style:list-style-name="L3">
      <style:text-properties officeooo:rsid="0010dcf4" officeooo:paragraph-rsid="0010dcf4"/>
    </style:style>
    <style:style style:name="P17" style:family="paragraph" style:parent-style-name="Standard" style:list-style-name="L5">
      <style:text-properties officeooo:rsid="0010dcf4" officeooo:paragraph-rsid="0010dcf4"/>
    </style:style>
    <style:style style:name="P18" style:family="paragraph" style:parent-style-name="Standard" style:list-style-name="L7">
      <style:text-properties officeooo:rsid="0010dcf4" officeooo:paragraph-rsid="0010dcf4"/>
    </style:style>
    <style:style style:name="P19" style:family="paragraph" style:parent-style-name="Standard" style:list-style-name="L2">
      <style:text-properties officeooo:rsid="0006f3ec" officeooo:paragraph-rsid="0006f3ec"/>
    </style:style>
    <style:style style:name="P20" style:family="paragraph" style:parent-style-name="Standard" style:list-style-name="L3">
      <style:text-properties officeooo:rsid="000d03ed" officeooo:paragraph-rsid="000d03ed"/>
    </style:style>
    <style:style style:name="P21" style:family="paragraph" style:parent-style-name="Standard" style:list-style-name="L6">
      <style:text-properties officeooo:rsid="000d03ed" officeooo:paragraph-rsid="000d03ed"/>
    </style:style>
    <style:style style:name="P22" style:family="paragraph" style:parent-style-name="Standard" style:list-style-name="L7">
      <style:text-properties officeooo:rsid="000d03ed" officeooo:paragraph-rsid="000d03ed"/>
    </style:style>
    <style:style style:name="P23" style:family="paragraph" style:parent-style-name="Standard" style:list-style-name="L4">
      <style:text-properties officeooo:rsid="00047c8c" officeooo:paragraph-rsid="00047c8c"/>
    </style:style>
    <style:style style:name="P24" style:family="paragraph" style:parent-style-name="Standard" style:list-style-name="L5">
      <style:text-properties officeooo:rsid="00047c8c" officeooo:paragraph-rsid="00047c8c"/>
    </style:style>
    <style:style style:name="P25" style:family="paragraph" style:parent-style-name="Standard" style:list-style-name="L8">
      <style:text-properties officeooo:rsid="00047c8c" officeooo:paragraph-rsid="000d03ed"/>
    </style:style>
    <style:style style:name="P26" style:family="paragraph" style:parent-style-name="Standard" style:list-style-name="L5">
      <style:text-properties officeooo:rsid="000564ba" officeooo:paragraph-rsid="000564ba"/>
    </style:style>
    <style:style style:name="P27" style:family="paragraph" style:parent-style-name="Standard" style:list-style-name="L8">
      <style:text-properties officeooo:rsid="000564ba" officeooo:paragraph-rsid="000d03ed"/>
    </style:style>
    <style:style style:name="P28" style:family="paragraph" style:parent-style-name="Standard" style:list-style-name="L5">
      <style:text-properties officeooo:rsid="000eec33" officeooo:paragraph-rsid="000eec33"/>
    </style:style>
    <style:style style:name="P29" style:family="paragraph" style:parent-style-name="Standard" style:list-style-name="L6">
      <style:text-properties officeooo:rsid="000dd6e6" officeooo:paragraph-rsid="000dd6e6"/>
    </style:style>
    <style:style style:name="P30" style:family="paragraph" style:parent-style-name="Standard" style:list-style-name="L7">
      <style:text-properties officeooo:rsid="001d4c85" officeooo:paragraph-rsid="001d4c85"/>
    </style:style>
    <style:style style:name="P31" style:family="paragraph" style:parent-style-name="Standard" style:list-style-name="L9">
      <style:text-properties style:text-underline-style="solid" style:text-underline-width="auto" style:text-underline-color="font-color" officeooo:rsid="00167c31" officeooo:paragraph-rsid="00167c31"/>
    </style:style>
    <style:style style:name="P32" style:family="paragraph" style:parent-style-name="Standard" style:list-style-name="L10">
      <style:text-properties officeooo:rsid="00159e65" officeooo:paragraph-rsid="00144937"/>
    </style:style>
    <style:style style:name="P33" style:family="paragraph" style:parent-style-name="Standard" style:list-style-name="L10">
      <style:text-properties officeooo:rsid="00159e65" officeooo:paragraph-rsid="00159e65"/>
    </style:style>
    <style:style style:name="P34" style:family="paragraph" style:parent-style-name="Standard" style:list-style-name="L10">
      <style:text-properties officeooo:rsid="00144937" officeooo:paragraph-rsid="00181396"/>
    </style:style>
    <style:style style:name="P35" style:family="paragraph" style:parent-style-name="Standard" style:list-style-name="L10">
      <style:text-properties officeooo:rsid="00144937" officeooo:paragraph-rsid="00144937"/>
    </style:style>
    <style:style style:name="P36" style:family="paragraph" style:parent-style-name="Standard" style:list-style-name="L10">
      <style:text-properties officeooo:rsid="00144937" officeooo:paragraph-rsid="00159e65"/>
    </style:style>
    <style:style style:name="P37" style:family="paragraph" style:parent-style-name="Standard" style:list-style-name="L11">
      <style:text-properties officeooo:rsid="00144937" officeooo:paragraph-rsid="00181396"/>
    </style:style>
    <style:style style:name="P38" style:family="paragraph" style:parent-style-name="Standard" style:list-style-name="L12">
      <style:text-properties officeooo:rsid="00144937" officeooo:paragraph-rsid="00181396"/>
    </style:style>
    <style:style style:name="P39" style:family="paragraph" style:parent-style-name="Standard" style:list-style-name="L12">
      <style:text-properties officeooo:paragraph-rsid="00181396"/>
    </style:style>
    <style:style style:name="P40" style:family="paragraph" style:parent-style-name="Standard" style:list-style-name="L10">
      <style:text-properties officeooo:rsid="0015a7bf" officeooo:paragraph-rsid="0015a7bf"/>
    </style:style>
    <style:style style:name="P41" style:family="paragraph" style:parent-style-name="Standard" style:list-style-name="L13">
      <style:text-properties style:text-underline-style="none" officeooo:rsid="001a02c9" officeooo:paragraph-rsid="001a02c9"/>
    </style:style>
    <style:style style:name="P42" style:family="paragraph" style:parent-style-name="Standard" style:list-style-name="L13">
      <style:text-properties style:text-underline-style="none" officeooo:rsid="00167c31" officeooo:paragraph-rsid="00167c31"/>
    </style:style>
    <style:style style:name="P43" style:family="paragraph" style:parent-style-name="Standard">
      <style:text-properties style:text-underline-style="none" officeooo:rsid="00167c31" officeooo:paragraph-rsid="00167c31"/>
    </style:style>
    <style:style style:name="T1" style:family="text">
      <style:text-properties officeooo:rsid="00047c8c"/>
    </style:style>
    <style:style style:name="T2" style:family="text">
      <style:text-properties officeooo:rsid="000a3aed"/>
    </style:style>
    <style:style style:name="T3" style:family="text">
      <style:text-properties officeooo:rsid="000d03ed"/>
    </style:style>
    <style:style style:name="T4" style:family="text">
      <style:text-properties officeooo:rsid="00034fc8"/>
    </style:style>
    <style:style style:name="T5" style:family="text">
      <style:text-properties officeooo:rsid="0011e81d"/>
    </style:style>
    <style:style style:name="T6" style:family="text">
      <style:text-properties officeooo:rsid="00144937"/>
    </style:style>
    <style:style style:name="T7" style:family="text">
      <style:text-properties officeooo:rsid="00159e65"/>
    </style:style>
    <style:style style:name="T8" style:family="text">
      <style:text-properties officeooo:rsid="0015a7bf"/>
    </style:style>
    <style:style style:name="T9" style:family="text">
      <style:text-properties officeooo:rsid="001813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ABLES</text:p>
      <text:p text:style-name="P10"/>
      <text:p text:style-name="P1">1. PRODUCT: (Cake)</text:p>
      <text:list xml:id="list723478242" text:style-name="L1">
        <text:list-item>
          <text:p text:style-name="P11">Product ID</text:p>
        </text:list-item>
        <text:list-item>
          <text:p text:style-name="P11">Name</text:p>
        </text:list-item>
        <text:list-item>
          <text:p text:style-name="P11">Category <text:span text:style-name="T2">ID</text:span></text:p>
        </text:list-item>
        <text:list-item>
          <text:p text:style-name="P11">Rating</text:p>
        </text:list-item>
        <text:list-item>
          <text:p text:style-name="P11">Description</text:p>
        </text:list-item>
        <text:list-item>
          <text:p text:style-name="P11">Brand</text:p>
        </text:list-item>
        <text:list-item>
          <text:p text:style-name="P11">Reward Point</text:p>
        </text:list-item>
        <text:list-item>
          <text:p text:style-name="P11">Availability</text:p>
        </text:list-item>
        <text:list-item>
          <text:p text:style-name="P11">Price</text:p>
        </text:list-item>
        <text:list-item>
          <text:p text:style-name="P11">Image</text:p>
        </text:list-item>
        <text:list-item>
          <text:p text:style-name="P14">Create_time</text:p>
        </text:list-item>
        <text:list-item>
          <text:p text:style-name="P14">Update_time</text:p>
        </text:list-item>
      </text:list>
      <text:p text:style-name="P1"/>
      <text:p text:style-name="P1">2. CATEGORY :</text:p>
      <text:p text:style-name="P1"><text:tab/></text:p>
      <text:list xml:id="list2791417392" text:style-name="L2">
        <text:list-item>
          <text:p text:style-name="P19">Category Name</text:p>
        </text:list-item>
        <text:list-item>
          <text:p text:style-name="P12">Category ID</text:p>
        </text:list-item>
        <text:list-item>
          <text:p text:style-name="P15">Create_time</text:p>
        </text:list-item>
        <text:list-item>
          <text:p text:style-name="P15">Update_time</text:p>
        </text:list-item>
      </text:list>
      <text:p text:style-name="P1"/>
      <text:p text:style-name="P4">3.PROFILE:</text:p>
      <text:list xml:id="list3378086968" text:style-name="L3">
        <text:list-item>
          <text:p text:style-name="P13">Name</text:p>
        </text:list-item>
        <text:list-item>
          <text:p text:style-name="P13">User ID <text:span text:style-name="T3">(customer ID/ Baker ID)</text:span></text:p>
        </text:list-item>
        <text:list-item>
          <text:p text:style-name="P13">Email ID</text:p>
        </text:list-item>
        <text:list-item>
          <text:p text:style-name="P20">Password</text:p>
        </text:list-item>
        <text:list-item>
          <text:p text:style-name="P13">Phone no</text:p>
        </text:list-item>
        <text:list-item>
          <text:p text:style-name="P13">Location</text:p>
        </text:list-item>
        <text:list-item>
          <text:p text:style-name="P16">Create_time</text:p>
        </text:list-item>
        <text:list-item>
          <text:p text:style-name="P16">Update_time</text:p>
        </text:list-item>
      </text:list>
      <text:p text:style-name="P4"/>
      <text:p text:style-name="P4">4.<text:span text:style-name="T4"> PROFILE </text:span>(customer)<text:span text:style-name="T4"> :</text:span></text:p>
      <text:list xml:id="list25035030588554" text:continue-numbering="true" text:style-name="L3">
        <text:list-item>
          <text:p text:style-name="P13">Orders</text:p>
        </text:list-item>
        <text:list-item>
          <text:p text:style-name="P13">Favorites</text:p>
        </text:list-item>
        <text:list-item>
          <text:p text:style-name="P20">Reviews</text:p>
        </text:list-item>
      </text:list>
      <text:p text:style-name="P1"/>
      <text:p text:style-name="P1"><text:span text:style-name="T3">5</text:span>. PROFILE (<text:span text:style-name="T1">BAKER</text:span>):</text:p>
      <text:list xml:id="list1972978649" text:style-name="L4">
        <text:list-item>
          <text:p text:style-name="P23">Name (Brand name)</text:p>
        </text:list-item>
        <text:list-item>
          <text:p text:style-name="P23">Additional Phone no</text:p>
        </text:list-item>
        <text:list-item>
          <text:p text:style-name="P23">Orders</text:p>
          <text:p text:style-name="P23"><text:s/></text:p>
        </text:list-item>
      </text:list>
      <text:p text:style-name="P5"><text:span text:style-name="T1">6.</text:span><text:span text:style-name="T3">Order:</text:span></text:p>
      <text:list xml:id="list1104874672" text:style-name="L5">
        <text:list-item>
          <text:p text:style-name="P24">ID</text:p>
        </text:list-item>
        <text:list-item>
          <text:p text:style-name="P24">User ID</text:p>
        </text:list-item>
        <text:list-item>
          <text:p text:style-name="P24">Total Cost</text:p>
        </text:list-item>
        <text:list-item>
          <text:p text:style-name="P26">Delivery Charges</text:p>
        </text:list-item>
        <text:list-item>
          <text:p text:style-name="P28">Delivery Date</text:p>
        </text:list-item>
        <text:list-item>
          <text:p text:style-name="P24">Address</text:p>
        </text:list-item>
        <text:list-item>
          <text:p text:style-name="P17">Create_time</text:p>
        </text:list-item>
      </text:list>
      <text:p text:style-name="P2"/>
      <text:p text:style-name="P4"><text:soft-page-break/></text:p>
      <text:p text:style-name="P4">7. Order details :</text:p>
      <text:list xml:id="list3274030255" text:style-name="L6">
        <text:list-item>
          <text:p text:style-name="P21">Product ID</text:p>
        </text:list-item>
        <text:list-item>
          <text:p text:style-name="P21">Quantity</text:p>
        </text:list-item>
        <text:list-item>
          <text:p text:style-name="P21">Weight</text:p>
        </text:list-item>
        <text:list-item>
          <text:p text:style-name="P21">Message on cake</text:p>
        </text:list-item>
        <text:list-item>
          <text:p text:style-name="P29">Baselayer</text:p>
        </text:list-item>
      </text:list>
      <text:p text:style-name="P4"/>
      <text:p text:style-name="P4"/>
      <text:p text:style-name="P4"><text:span text:style-name="T5">8</text:span>. Delivery Executives :</text:p>
      <text:list xml:id="list3004589634" text:style-name="L7">
        <text:list-item>
          <text:p text:style-name="P22">ID</text:p>
        </text:list-item>
        <text:list-item>
          <text:p text:style-name="P22">Name</text:p>
        </text:list-item>
        <text:list-item>
          <text:p text:style-name="P22">Location</text:p>
        </text:list-item>
        <text:list-item>
          <text:p text:style-name="P22">Status</text:p>
        </text:list-item>
        <text:list-item>
          <text:p text:style-name="P30">Order ID </text:p>
          <text:p text:style-name="P18"/>
        </text:list-item>
      </text:list>
      <text:p text:style-name="P4"/>
      <text:p text:style-name="P2"/>
      <text:p text:style-name="P3"><text:span text:style-name="T5">9</text:span>. Contact us page :</text:p>
      <text:list xml:id="list1634332193" text:style-name="L8">
        <text:list-item>
          <text:p text:style-name="P25">Message ID</text:p>
        </text:list-item>
        <text:list-item>
          <text:p text:style-name="P25">Name</text:p>
        </text:list-item>
        <text:list-item>
          <text:p text:style-name="P25">Number</text:p>
        </text:list-item>
        <text:list-item>
          <text:p text:style-name="P25">Email ID</text:p>
        </text:list-item>
        <text:list-item>
          <text:p text:style-name="P27">Password</text:p>
        </text:list-item>
        <text:list-item>
          <text:p text:style-name="P25">Message</text:p>
        </text:list-item>
        <text:list-item>
          <text:p text:style-name="P25">Area</text:p>
        </text:list-item>
      </text:list>
      <text:p text:style-name="P3"/>
      <text:p text:style-name="P2"/>
      <text:p text:style-name="P8">TASKS:</text:p>
      <text:p text:style-name="P8"/>
      <text:p text:style-name="P7">CUSTOMER:</text:p>
      <text:list xml:id="list3912680207" text:style-name="L9">
        <text:list-header>
          <text:p text:style-name="P31"/>
        </text:list-header>
      </text:list>
      <text:list xml:id="list3399752779" text:style-name="L10">
        <text:list-item>
          <text:p text:style-name="P32"><text:s/>Sign Up</text:p>
        </text:list-item>
        <text:list-item>
          <text:p text:style-name="P33"><text:s/>Log In</text:p>
        </text:list-item>
        <text:list-item>
          <text:p text:style-name="P34"><text:span text:style-name="T7">Categorie</text:span><text:span text:style-name="T9">s:</text:span></text:p>
        </text:list-item>
      </text:list>
      <text:list xml:id="list3427838701" text:style-name="L11">
        <text:list-item>
          <text:p text:style-name="P37">Popular Cakes</text:p>
          <text:list>
            <text:list-item>
              <text:p text:style-name="P37">Display top 10 in demand cakes</text:p>
            </text:list-item>
          </text:list>
        </text:list-item>
      </text:list>
      <text:list xml:id="list3557095933" text:style-name="L12">
        <text:list-item>
          <text:p text:style-name="P38">Birthday Cakes</text:p>
        </text:list-item>
        <text:list-item>
          <text:p text:style-name="P38">Anniversary Cakes</text:p>
        </text:list-item>
        <text:list-item>
          <text:p text:style-name="P38">Special Cakes</text:p>
        </text:list-item>
        <text:list-item>
          <text:p text:style-name="P38">Customized Cakes</text:p>
          <text:list>
            <text:list-item>
              <text:p text:style-name="P39"><text:span text:style-name="T6">Customer can choose </text:span><text:span text:style-name="T8">Flavour</text:span><text:span text:style-name="T6">, Baselayer, Topping </text:span></text:p>
            </text:list-item>
          </text:list>
        </text:list-item>
      </text:list>
      <text:list xml:id="list25034713244029" text:continue-list="list3399752779" text:style-name="L10">
        <text:list-item>
          <text:p text:style-name="P35">Search <text:span text:style-name="T9">by name</text:span></text:p>
        </text:list-item>
        <text:list-item>
          <text:p text:style-name="P35">Cake detail Page</text:p>
        </text:list-item>
        <text:list-item>
          <text:p text:style-name="P40">Adding to favourites</text:p>
        </text:list-item>
        <text:list-item>
          <text:p text:style-name="P33">Adding to cart and billing</text:p>
        </text:list-item>
        <text:list-item>
          <text:p text:style-name="P33">Adding Delivery location</text:p>
        </text:list-item>
        <text:list-item>
          <text:p text:style-name="P33">Order Confirmation</text:p>
        </text:list-item>
        <text:list-item>
          <text:p text:style-name="P33">Baker recieving the order</text:p>
        </text:list-item>
        <text:list-item>
          <text:p text:style-name="P33">Baker accepting the order (status changed from new order =&gt; Order Processing)</text:p>
        </text:list-item>
        <text:list-item>
          <text:p text:style-name="P33">Assigning order to delivery agent.(status =&gt; out for delivery)</text:p>
        </text:list-item>
        <text:list-item>
          <text:p text:style-name="P33">once delivered ( status changed from out for delivery =&gt; sucessfully delivered)</text:p>
        </text:list-item>
        <text:list-item>
          <text:p text:style-name="P33"><text:soft-page-break/>Adding reviews</text:p>
          <text:p text:style-name="P36"/>
        </text:list-item>
      </text:list>
      <text:p text:style-name="P6"/>
      <text:p text:style-name="P7">BAKER:</text:p>
      <text:p text:style-name="P7"/>
      <text:list xml:id="list463857501" text:style-name="L13">
        <text:list-item>
          <text:p text:style-name="P41">Sign up</text:p>
        </text:list-item>
        <text:list-item>
          <text:p text:style-name="P42">Log in</text:p>
        </text:list-item>
        <text:list-item>
          <text:p text:style-name="P42">Create Item</text:p>
        </text:list-item>
        <text:list-item>
          <text:p text:style-name="P42">Edit Item</text:p>
        </text:list-item>
        <text:list-item>
          <text:p text:style-name="P42">Accept order</text:p>
        </text:list-item>
        <text:list-item>
          <text:p text:style-name="P42">View available delivery agents</text:p>
        </text:list-item>
        <text:list-item>
          <text:p text:style-name="P42">Assign Order to delivery Agents</text:p>
        </text:list-item>
        <text:list-item>
          <text:p text:style-name="P42">Check if delivery is successful</text:p>
        </text:list-item>
      </text:list>
      <text:p text:style-name="P43"/>
      <text:p text:style-name="P43"><text:tab/>$table-&gt;string('name');</text:p>
      <text:p text:style-name="P43"><text:s text:c="12"/>$table-&gt;integer('category_id');</text:p>
      <text:p text:style-name="P43"><text:s text:c="12"/>$table-&gt;integer('rating');</text:p>
      <text:p text:style-name="P43"><text:s text:c="12"/>$table-&gt;string('description');</text:p>
      <text:p text:style-name="P43"><text:s text:c="12"/>$table-&gt;string('brand');</text:p>
      <text:p text:style-name="P43"><text:s text:c="12"/>$table-&gt;integer('reward_point');</text:p>
      <text:p text:style-name="P43"><text:s text:c="12"/>$table-&gt;integer('qty_available');</text:p>
      <text:p text:style-name="P43"><text:s text:c="12"/>$table-&gt;integer('price');</text:p>
      <text:p text:style-name="P43"><text:s text:c="12"/>$table-&gt;string('name');</text:p>
      <text:p text:style-name="P43"><text:s text:c="12"/>$table-&gt;string('name');</text:p>
      <text:p text:style-name="P43"/>
      <text:p text:style-name="P43"/>
      <text:p text:style-name="P43">&lt;div class="form-group has-search"&gt;</text:p>
      <text:p text:style-name="P43"><text:s text:c="8"/>&lt;span class="fa fa-search form-control-feedback search_icon"&gt;&lt;/span&gt;</text:p>
      <text:p text:style-name="P43"><text:s text:c="8"/>&lt;input type="text" class="form-control" placeholder="Search by name"&gt;</text:p>
      <text:p text:style-name="P43"><text:s text:c="4"/>&lt;/div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22:04:26.738101622</meta:creation-date>
    <dc:date>2020-11-26T02:50:34.339998716</dc:date>
    <meta:editing-duration>PT3H8M14S</meta:editing-duration>
    <meta:editing-cycles>19</meta:editing-cycles>
    <meta:generator>LibreOffice/6.4.6.2$Linux_X86_64 LibreOffice_project/40$Build-2</meta:generator>
    <meta:document-statistic meta:table-count="0" meta:image-count="0" meta:object-count="0" meta:page-count="3" meta:paragraph-count="113" meta:word-count="331" meta:character-count="2052" meta:non-whitespace-character-count="1781"/>
  </office:meta>
</office:document-meta>
</file>